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style:font-name="Courier New"/>
    </style:style>
    <style:style style:name="P2" style:family="paragraph" style:parent-style-name="Preformatted_20_Text">
      <style:text-properties fo:color="#000000" style:font-name="Courier New" fo:language="en" fo:country="US" officeooo:rsid="002205dc" officeooo:paragraph-rsid="002205dc"/>
    </style:style>
    <style:style style:name="P3" style:family="paragraph" style:parent-style-name="Preformatted_20_Text">
      <style:text-properties fo:color="#000000" style:font-name="Courier New" fo:language="en" fo:country="US" officeooo:rsid="001b43e3" officeooo:paragraph-rsid="00238f74"/>
    </style:style>
    <style:style style:name="P4" style:family="paragraph" style:parent-style-name="Preformatted_20_Text">
      <style:text-properties fo:color="#000000" style:font-name="Courier New" fo:language="en" fo:country="US" officeooo:rsid="00238f74" officeooo:paragraph-rsid="00238f74"/>
    </style:style>
    <style:style style:name="P5" style:family="paragraph" style:parent-style-name="Preformatted_20_Text">
      <style:text-properties fo:color="#000000" style:font-name="Courier New" fo:language="en" fo:country="US" officeooo:rsid="00248f45" officeooo:paragraph-rsid="00248f45"/>
    </style:style>
    <style:style style:name="P6" style:family="paragraph" style:parent-style-name="Preformatted_20_Text">
      <style:text-properties fo:color="#000000" style:font-name="Courier New" fo:language="en" fo:country="US" officeooo:rsid="00253e86" officeooo:paragraph-rsid="00253e86"/>
    </style:style>
    <style:style style:name="P7" style:family="paragraph" style:parent-style-name="Preformatted_20_Text">
      <loext:graphic-properties draw:fill="solid" draw:fill-color="#ffffff" draw:opacity="100%"/>
      <style:paragraph-properties fo:background-color="#ffffff"/>
      <style:text-properties fo:color="#000000"/>
    </style:style>
    <style:style style:name="P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9"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10" style:family="paragraph" style:parent-style-name="Standard">
      <style:text-properties fo:language="en" fo:country="US"/>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text-properties fo:language="en" fo:country="US" fo:font-weight="bold" officeooo:rsid="0024dcf7" officeooo:paragraph-rsid="002205dc" style:font-weight-asian="bold" style:font-weight-complex="bold"/>
    </style:style>
    <style:style style:name="P13" style:family="paragraph" style:parent-style-name="Standard">
      <style:text-properties fo:language="en" fo:country="US" fo:font-weight="bold" officeooo:rsid="0024dcf7" officeooo:paragraph-rsid="00238f74" style:font-weight-asian="bold" style:font-weight-complex="bold"/>
    </style:style>
    <style:style style:name="P14" style:family="paragraph" style:parent-style-name="Standard">
      <style:text-properties fo:language="en" fo:country="US" fo:font-weight="bold" officeooo:rsid="00248f45" officeooo:paragraph-rsid="00248f45" style:font-weight-asian="bold" style:font-weight-complex="bold"/>
    </style:style>
    <style:style style:name="P15" style:family="paragraph" style:parent-style-name="Standard">
      <style:text-properties fo:language="en" fo:country="US" officeooo:rsid="001f5657" officeooo:paragraph-rsid="001f5657"/>
    </style:style>
    <style:style style:name="P16" style:family="paragraph" style:parent-style-name="Standard">
      <style:text-properties fo:language="en" fo:country="US" officeooo:paragraph-rsid="001f5657"/>
    </style:style>
    <style:style style:name="P17" style:family="paragraph" style:parent-style-name="Standard">
      <style:text-properties fo:language="en" fo:country="US" officeooo:rsid="0020312d" officeooo:paragraph-rsid="0020312d"/>
    </style:style>
    <style:style style:name="P18" style:family="paragraph" style:parent-style-name="Standard">
      <style:text-properties fo:language="en" fo:country="US" officeooo:rsid="001b1a1a" officeooo:paragraph-rsid="002205dc"/>
    </style:style>
    <style:style style:name="P19" style:family="paragraph" style:parent-style-name="Standard">
      <style:text-properties fo:language="en" fo:country="US" officeooo:rsid="001b43e3" officeooo:paragraph-rsid="00238f74"/>
    </style:style>
    <style:style style:name="P20" style:family="paragraph" style:parent-style-name="Standard">
      <style:text-properties fo:language="en" fo:country="US" officeooo:rsid="002205dc" officeooo:paragraph-rsid="002205dc"/>
    </style:style>
    <style:style style:name="P21" style:family="paragraph" style:parent-style-name="Standard">
      <style:text-properties fo:language="en" fo:country="US" officeooo:rsid="00238f74" officeooo:paragraph-rsid="00238f74"/>
    </style:style>
    <style:style style:name="P22" style:family="paragraph" style:parent-style-name="Standard">
      <style:text-properties fo:language="en" fo:country="US" officeooo:rsid="00248f45" officeooo:paragraph-rsid="00248f45"/>
    </style:style>
    <style:style style:name="P23" style:family="paragraph" style:parent-style-name="Standard">
      <style:text-properties fo:language="en" fo:country="US" officeooo:rsid="00253e86" officeooo:paragraph-rsid="00253e86"/>
    </style:style>
    <style:style style:name="T1" style:family="text">
      <style:text-properties officeooo:rsid="001f5657"/>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b3f53"/>
    </style:style>
    <style:style style:name="T6" style:family="text">
      <style:text-properties officeooo:rsid="002205dc"/>
    </style:style>
    <style:style style:name="T7" style:family="text">
      <style:text-properties fo:color="#008000"/>
    </style:style>
    <style:style style:name="T8" style:family="text">
      <style:text-properties fo:color="#008000" fo:font-weight="bold"/>
    </style:style>
    <style:style style:name="T9" style:family="text">
      <style:text-properties fo:color="#008000" style:font-name="Courier New" fo:font-weight="bold"/>
    </style:style>
    <style:style style:name="T10" style:family="text">
      <style:text-properties style:font-name="Courier New"/>
    </style:style>
    <style:style style:name="T11" style:family="text">
      <style:text-properties style:font-name="Courier New" fo:font-style="italic"/>
    </style:style>
    <style:style style:name="T12" style:family="text">
      <style:text-properties fo:color="#0000ff"/>
    </style:style>
    <style:style style:name="T13" style:family="text">
      <style:text-properties fo:color="#0000ff" style:font-name="Courier New"/>
    </style:style>
    <style:style style:name="T14" style:family="text">
      <style:text-properties fo:color="#0000ff" style:font-name="Courier New" fo:font-weight="bold"/>
    </style:style>
    <style:style style:name="T15" style:family="text">
      <style:text-properties fo:color="#0000ff" style:font-name="Courier New" fo:font-weight="bold" fo:background-color="#e4e4ff" loext:char-shading-value="0"/>
    </style:style>
    <style:style style:name="T16" style:family="text">
      <style:text-properties fo:color="#0000ff" fo:font-weight="bold"/>
    </style:style>
    <style:style style:name="T17" style:family="text">
      <style:text-properties fo:color="#000043"/>
    </style:style>
    <style:style style:name="T18" style:family="text">
      <style:text-properties fo:color="#000043" style:font-name="Courier New" fo:font-weight="bold"/>
    </style:style>
    <style:style style:name="T19" style:family="text">
      <style:text-properties fo:color="#000080"/>
    </style:style>
    <style:style style:name="T20" style:family="text">
      <style:text-properties fo:color="#000080" fo:font-weight="bold"/>
    </style:style>
    <style:style style:name="T21" style:family="text">
      <style:text-properties fo:color="#000080" fo:font-weight="bold" fo:background-color="#e4e4ff" loext:char-shading-value="0"/>
    </style:style>
    <style:style style:name="T22" style:family="text">
      <style:text-properties fo:color="#000080" style:font-name="Courier New"/>
    </style:style>
    <style:style style:name="T23" style:family="text">
      <style:text-properties fo:color="#000080" style:font-name="Courier New" fo:font-weight="bold"/>
    </style:style>
    <style:style style:name="T24" style:family="text">
      <style:text-properties fo:color="#000080" style:font-name="Courier New" fo:font-weight="bold" fo:background-color="#e4e4ff" loext:char-shading-value="0"/>
    </style:style>
    <style:style style:name="T25" style:family="text">
      <style:text-properties fo:background-color="#e4e4ff" loext:char-shading-value="0"/>
    </style:style>
    <style:style style:name="T26" style:family="text">
      <style:text-properties fo:color="#000000" style:font-name="Courier New"/>
    </style:style>
    <style:style style:name="T27" style:family="text">
      <style:text-properties fo:color="#660e7a" fo:font-weight="bold"/>
    </style:style>
    <style:style style:name="T28" style:family="text">
      <style:text-properties fo:color="#660e7a" style:font-name="Courier New" fo:font-weight="bold"/>
    </style:style>
    <style:style style:name="T29" style:family="text">
      <style:text-properties fo:color="#660e7a" style:font-name="Courier New" fo:font-style="italic" fo:font-weight="bold"/>
    </style:style>
    <style:style style:name="T30" style:family="text">
      <style:text-properties fo:color="#808000"/>
    </style:style>
    <style:style style:name="T31" style:family="text">
      <style:text-properties fo:color="#808000" style:font-name="Courier New"/>
    </style:style>
    <style:style style:name="T32" style:family="text">
      <style:text-properties fo:color="#808080"/>
    </style:style>
    <style:style style:name="T33" style:family="text">
      <style:text-properties fo:color="#808080" style:font-name="Courier New" fo:font-style="italic"/>
    </style:style>
    <style:style style:name="T34" style:family="text">
      <style:text-properties officeooo:rsid="00253e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ndroid Retrofit 2 with JSON API example</text:p>
      <text:p text:style-name="P10"/>
      <text:p text:style-name="P10">Retrofit is a type-safe REST client for Android built by Square. The library provides a powerful framework for authenticating and interacting with APIs and sending network requests with OkHttp.</text:p>
      <text:p text:style-name="P10"/>
      <text:p text:style-name="P10"><text:span text:style-name="T1">Retrofit</text:span> makes downloading JSON or XML data from a web API fairly straightforward. Once the data is downloaded then it is parsed into a Plain Old Java Object (POJO) which must be defined for each “resource” in the response.</text:p>
      <text:p text:style-name="P10"/>
      <text:p text:style-name="P10">Retrofit turns your HTTP API into a Java interface.</text:p>
      <text:p text:style-name="P10"/>
      <text:p text:style-name="P15">In this tutorial, we are going to learn how you can use retrofit 2 in your android application to consume a restful / Json API.</text:p>
      <text:p text:style-name="P15"/>
      <text:p text:style-name="P15">We are not going to build our own Json API rather we will make use of free available Json API in the web.</text:p>
      <text:p text:style-name="P15"/>
      <text:p text:style-name="P16"><text:span text:style-name="T1">There are many websites that offer this for free. I am going to use </text:span><text:a xlink:type="simple" xlink:href="http://www.mocky.io/" text:style-name="Internet_20_link" text:visited-style-name="Visited_20_Internet_20_Link"><text:span text:style-name="T1">www.mocky.io</text:span></text:a><text:span text:style-name="T1">. You can visit the website and created your own Json output.</text:span></text:p>
      <text:p text:style-name="P16"/>
      <text:p text:style-name="P17">We will create an array of objects. Each object will contain a title and description attributes. This so simple but if you want something different you can go ahead and do it. </text:p>
      <text:p text:style-name="P17"/>
      <text:p text:style-name="P17">Using the service can be handy especially when you want to quickly test certain Json response object in your android application.</text:p>
      <text:p text:style-name="P17"/>
      <text:p text:style-name="P17">Go to mocky.io and place the code below in the body field. </text:p>
      <text:p text:style-name="P17"/>
      <text:p text:style-name="P17">[{"id": 1,"title": "This is the first title","description": "The first post is what we used to test the system and see if it is working"},{"id": 2,"title": "This is the second post","description": "We have little to talk about the second post"},{"id": 3,"title": "This is the third post","description": "The third post is amazing and very refreshing"}] <text:line-break/></text:p>
      <text:p text:style-name="P17">Click on <text:span text:style-name="T4">generate my http response button</text:span> to get a link that look like below.</text:p>
      <text:p text:style-name="P17"/>
      <text:p text:style-name="P17">http://www.mocky.io/v2/5a96abc232000057005e2ed3940</text:p>
      <text:p text:style-name="P17"/>
      <text:p text:style-name="P17"/>
      <text:p text:style-name="P17">Before we proceed to create new android application, the screenshot below will show you want we will code in this tutorial. </text:p>
      <text:p text:style-name="P17"/>
      <text:p text:style-name="P17">Note that the knowledge you will gain can be implement in different mobile app that requires network call.</text:p>
      <text:p text:style-name="P17"/>
      <text:p text:style-name="P17">******** Image</text:p>
      <text:p text:style-name="P17"/>
      <text:p text:style-name="P12">Create new android project</text:p>
      <text:p text:style-name="P12"/>
      <text:p text:style-name="P18">Lets start to soil our hands in code. Start up your IDE. For this tutorial, I am using the following tools and environment, feel free to use what works for you.</text:p>
      <text:p text:style-name="P18"/>
      <text:p text:style-name="P18">Windows 10</text:p>
      <text:p text:style-name="P18"><text:soft-page-break/></text:p>
      <text:p text:style-name="P18">Android Studio</text:p>
      <text:p text:style-name="P18"/>
      <text:p text:style-name="P18">Sony Xperia <text:span text:style-name="T5">H1313</text:span></text:p>
      <text:p text:style-name="P18"/>
      <text:p text:style-name="P18">Min SDK 1<text:span text:style-name="T5">6</text:span></text:p>
      <text:p text:style-name="P18"/>
      <text:p text:style-name="P18">Target SDK 2<text:span text:style-name="T5">6</text:span></text:p>
      <text:p text:style-name="P18"/>
      <text:p text:style-name="P18">To create a new android application project, follow the steps as stipulated below.</text:p>
      <text:p text:style-name="P18"/>
      <text:p text:style-name="P18">Go to File menu</text:p>
      <text:p text:style-name="P18"/>
      <text:p text:style-name="P18">Click on New menu</text:p>
      <text:p text:style-name="P18"/>
      <text:p text:style-name="P18">Click on Android Application</text:p>
      <text:p text:style-name="P18"/>
      <text:p text:style-name="P18">Enter Project name: Android<text:span text:style-name="T6">Retrofit2</text:span></text:p>
      <text:p text:style-name="P18"/>
      <text:p text:style-name="P18">Package: com.inducesmile.android<text:span text:style-name="T6">Retrofit2</text:span></text:p>
      <text:p text:style-name="P18"/>
      <text:p text:style-name="P18">Select Empty Activity</text:p>
      <text:p text:style-name="P18"/>
      <text:p text:style-name="P18">Name your activity: <text:span text:style-name="T6">Main</text:span>Activity</text:p>
      <text:p text:style-name="P18"/>
      <text:p text:style-name="P18">Keep other default selections</text:p>
      <text:p text:style-name="P18"/>
      <text:p text:style-name="P18">Continue to click on next button until Finish button is active, then click on Finish Button.</text:p>
      <text:p text:style-name="P17"/>
      <text:p text:style-name="P12">Add library dependencies in build.gradle</text:p>
      <text:p text:style-name="P18"/>
      <text:p text:style-name="P20">In order to use Retrofit 2 in our android application, we will first install the library which will give us access to all the classes and methods the library exposed</text:p>
      <text:p text:style-name="P20"/>
      <text:p text:style-name="P2">implementation <text:span text:style-name="T8">'com.squareup.retrofit2:retrofit:2.3.0'</text:span></text:p>
      <text:p text:style-name="P1">implementation <text:span text:style-name="T8">'com.squareup.retrofit2:converter-gson:2.3.0'</text:span></text:p>
      <text:p text:style-name="P8">implementation <text:span text:style-name="T8">'com.google.code.gson:gson:2.8.0'</text:span></text:p>
      <text:p text:style-name="P20">The gson library is used for object serialization and de-serialization.</text:p>
      <text:p text:style-name="P20"/>
      <text:p text:style-name="P20">There are other libraries we will also add that will provide new functionalities and view components for us.</text:p>
      <text:p text:style-name="P20"/>
      <text:p text:style-name="P20">Below is how our project build.gradle will look like.</text:p>
      <text:p text:style-name="P20"/>
      <text:p text:style-name="P2">apply <text:span text:style-name="T8">plugin</text:span>: <text:span text:style-name="T8">'com.android.application'</text:span></text:p>
      <text:p text:style-name="P1">android {</text:p>
      <text:p text:style-name="P7"><text:s text:c="4"/><text:span text:style-name="T10">compileSdkVersion </text:span><text:span text:style-name="T13">26</text:span></text:p>
      <text:p text:style-name="P7"><text:span text:style-name="T12"><text:s text:c="4"/></text:span><text:span text:style-name="T10">defaultConfig {</text:span></text:p>
      <text:p text:style-name="P7"><text:s text:c="8"/><text:span text:style-name="T10">applicationId </text:span><text:span text:style-name="T9">"com.inducesmile.retrofit2"</text:span></text:p>
      <text:p text:style-name="P7"><text:span text:style-name="T7"><text:s text:c="8"/></text:span><text:span text:style-name="T10">minSdkVersion </text:span><text:span text:style-name="T13">16</text:span></text:p>
      <text:p text:style-name="P7"><text:span text:style-name="T12"><text:s text:c="8"/></text:span><text:span text:style-name="T10">targetSdkVersion </text:span><text:span text:style-name="T13">26</text:span></text:p>
      <text:p text:style-name="P7"><text:span text:style-name="T12"><text:s text:c="8"/></text:span><text:span text:style-name="T10">versionCode </text:span><text:span text:style-name="T13">1</text:span></text:p>
      <text:p text:style-name="P7"><text:span text:style-name="T12"><text:s text:c="8"/></text:span><text:span text:style-name="T10">versionName </text:span><text:span text:style-name="T9">"1.0"</text:span></text:p>
      <text:p text:style-name="P7"><text:soft-page-break/><text:span text:style-name="T7"><text:s text:c="8"/></text:span><text:span text:style-name="T10">testInstrumentationRunner </text:span><text:span text:style-name="T9">"android.support.test.runner.AndroidJUnitRunner"</text:span></text:p>
      <text:p text:style-name="P7"><text:span text:style-name="T7"><text:s text:c="4"/></text:span><text:span text:style-name="T10">}</text:span></text:p>
      <text:p text:style-name="P7"><text:s text:c="4"/><text:span text:style-name="T10">buildTypes {</text:span></text:p>
      <text:p text:style-name="P7"><text:s text:c="8"/><text:span text:style-name="T10">release {</text:span></text:p>
      <text:p text:style-name="P7"><text:s text:c="12"/><text:span text:style-name="T10">minifyEnabled </text:span><text:span text:style-name="T18">false</text:span></text:p>
      <text:p text:style-name="P7"><text:span text:style-name="T17"><text:s text:c="12"/></text:span><text:span text:style-name="T10">proguardFiles getDefaultProguardFile(</text:span><text:span text:style-name="T9">'proguard-android.txt'</text:span><text:span text:style-name="T10">), </text:span><text:span text:style-name="T9">'proguard-rules.pro'</text:span></text:p>
      <text:p text:style-name="P7"><text:span text:style-name="T7"><text:s text:c="8"/></text:span><text:span text:style-name="T10">}</text:span></text:p>
      <text:p text:style-name="P7"><text:s text:c="4"/><text:span text:style-name="T10">}</text:span></text:p>
      <text:p text:style-name="P1">}</text:p>
      <text:p text:style-name="P1">dependencies {</text:p>
      <text:p text:style-name="P7"><text:s text:c="4"/><text:span text:style-name="T10">implementation fileTree(</text:span><text:span text:style-name="T9">dir</text:span><text:span text:style-name="T10">: </text:span><text:span text:style-name="T9">'libs'</text:span><text:span text:style-name="T10">, </text:span><text:span text:style-name="T9">include</text:span><text:span text:style-name="T10">: [</text:span><text:span text:style-name="T9">'*.jar'</text:span><text:span text:style-name="T10">])</text:span></text:p>
      <text:p text:style-name="P7"><text:s text:c="4"/><text:span text:style-name="T10">implementation </text:span><text:span text:style-name="T9">'com.android.support:appcompat-v7:26.1.0'</text:span></text:p>
      <text:p text:style-name="P7"><text:span text:style-name="T7"><text:s text:c="4"/></text:span><text:span text:style-name="T10">implementation </text:span><text:span text:style-name="T9">'com.android.support.constraint:constraint-layout:1.0.2'</text:span></text:p>
      <text:p text:style-name="P7"><text:span text:style-name="T7"><text:s text:c="4"/></text:span><text:span text:style-name="T10">implementation </text:span><text:span text:style-name="T9">'com.android.support:cardview-v7:26.1.0'</text:span></text:p>
      <text:p text:style-name="P7"><text:span text:style-name="T7"><text:s text:c="4"/></text:span><text:span text:style-name="T10">implementation </text:span><text:span text:style-name="T9">'com.android.support:recyclerview-v7:26.1.0'</text:span></text:p>
      <text:p text:style-name="P7"><text:span text:style-name="T7"><text:s text:c="4"/></text:span><text:span text:style-name="T10">implementation </text:span><text:span text:style-name="T9">'com.android.support:design:26.1.0'</text:span></text:p>
      <text:p text:style-name="P7"><text:span text:style-name="T7"><text:s text:c="4"/></text:span><text:span text:style-name="T10">implementation </text:span><text:span text:style-name="T9">'com.squareup.retrofit2:retrofit:2.3.0'</text:span></text:p>
      <text:p text:style-name="P7"><text:span text:style-name="T7"><text:s text:c="4"/></text:span><text:span text:style-name="T10">implementation </text:span><text:span text:style-name="T9">'com.squareup.retrofit2:converter-gson:2.3.0'</text:span></text:p>
      <text:p text:style-name="P7"><text:span text:style-name="T7"><text:s text:c="4"/></text:span><text:span text:style-name="T10">implementation </text:span><text:span text:style-name="T9">'com.google.code.gson:gson:2.8.0'</text:span></text:p>
      <text:p text:style-name="P7"><text:span text:style-name="T7"><text:s text:c="4"/></text:span><text:span text:style-name="T10">testImplementation </text:span><text:span text:style-name="T9">'junit:junit:4.12'</text:span></text:p>
      <text:p text:style-name="P7"><text:span text:style-name="T7"><text:s text:c="4"/></text:span><text:span text:style-name="T10">androidTestImplementation </text:span><text:span text:style-name="T9">'com.android.support.test:runner:1.0.1'</text:span></text:p>
      <text:p text:style-name="P7"><text:span text:style-name="T7"><text:s text:c="4"/></text:span><text:span text:style-name="T10">androidTestImplementation </text:span><text:span text:style-name="T9">'com.android.support.test.espresso:espresso-core:3.0.1'</text:span></text:p>
      <text:p text:style-name="P8">}</text:p>
      <text:p text:style-name="P13">String.xml</text:p>
      <text:p text:style-name="P19"/>
      <text:p text:style-name="P19">We are going to update our project strings.xml file located in the values folder inside the res folder. Open the file and add the code below to it.</text:p>
      <text:p text:style-name="P19"/>
      <text:p text:style-name="P3">&lt;<text:span text:style-name="T20">resources</text:span>&gt;</text:p>
      <text:p text:style-name="P7"><text:s text:c="4"/><text:span text:style-name="T10">&lt;</text:span><text:span text:style-name="T24">string</text:span><text:span text:style-name="T22"> </text:span><text:span text:style-name="T14">name=</text:span><text:span text:style-name="T9">"app_name"</text:span><text:span text:style-name="T10">&gt;Retrofit2&lt;/</text:span><text:span text:style-name="T24">string</text:span><text:span text:style-name="T10">&gt;</text:span></text:p>
      <text:p text:style-name="P9"><text:span text:style-name="T26">&lt;/</text:span><text:span text:style-name="T23">resources</text:span><text:span text:style-name="T26">&gt;</text:span></text:p>
      <text:p text:style-name="P19"/>
      <text:p text:style-name="P13">Color.xml</text:p>
      <text:p text:style-name="P19"/>
      <text:p text:style-name="P19">Open the colors.xml file in the same location as the strings.xml file and add the code below to the file.</text:p>
      <text:p text:style-name="P19"/>
      <text:p text:style-name="P3"><text:span text:style-name="T3">&lt;?</text:span><text:span text:style-name="T16">xml version=</text:span><text:span text:style-name="T8">"1.0" </text:span><text:span text:style-name="T16">encoding=</text:span><text:span text:style-name="T8">"utf-8"</text:span><text:span text:style-name="T3">?&gt;</text:span></text:p>
      <text:p text:style-name="P1">&lt;<text:span text:style-name="T20">resources</text:span>&gt;</text:p>
      <text:p text:style-name="P7"><text:s text:c="4"/><text:span text:style-name="T10">&lt;</text:span><text:span text:style-name="T23">color </text:span><text:span text:style-name="T15">name</text:span><text:span text:style-name="T14">=</text:span><text:span text:style-name="T9">"colorPrimary"</text:span><text:span text:style-name="T10">&gt;#3F51B5&lt;/</text:span><text:span text:style-name="T23">color</text:span><text:span text:style-name="T10">&gt;</text:span></text:p>
      <text:p text:style-name="P7"><text:s text:c="4"/><text:span text:style-name="T10">&lt;</text:span><text:span text:style-name="T23">color </text:span><text:span text:style-name="T15">name</text:span><text:span text:style-name="T14">=</text:span><text:span text:style-name="T9">"colorPrimaryDark"</text:span><text:span text:style-name="T10">&gt;#303F9F&lt;/</text:span><text:span text:style-name="T23">color</text:span><text:span text:style-name="T10">&gt;</text:span></text:p>
      <text:p text:style-name="P7"><text:s text:c="4"/><text:span text:style-name="T10">&lt;</text:span><text:span text:style-name="T23">color </text:span><text:span text:style-name="T15">name</text:span><text:span text:style-name="T14">=</text:span><text:span text:style-name="T9">"colorAccent"</text:span><text:span text:style-name="T10">&gt;#FF4081&lt;/</text:span><text:span text:style-name="T23">color</text:span><text:span text:style-name="T10">&gt;</text:span></text:p>
      <text:p text:style-name="P8">&lt;/<text:span text:style-name="T20">resources</text:span>&gt;</text:p>
      <text:p text:style-name="P21"/>
      <text:p text:style-name="P14">MainActivity.java</text:p>
      <text:p text:style-name="P22"/>
      <text:p text:style-name="P21">Open the MainActivity.java file and its layout file – activity_main.xml and add the code below.</text:p>
      <text:p text:style-name="P21"/>
      <text:p text:style-name="P4"><text:span text:style-name="T3">&lt;?</text:span><text:span text:style-name="T16">xml version=</text:span><text:span text:style-name="T8">"1.0" </text:span><text:span text:style-name="T16">encoding=</text:span><text:span text:style-name="T8">"utf-8"</text:span><text:span text:style-name="T3">?&gt;</text:span></text:p>
      <text:p text:style-name="P1">&lt;<text:span text:style-name="T20">android.support.v7.widget.LinearLayoutCompat </text:span><text:span text:style-name="T16">xmlns:</text:span><text:span text:style-name="T27">android</text:span><text:span text:style-name="T16">=</text:span><text:span text:style-name="T8">"http://schemas.android.com/apk/res/android"</text:span></text:p>
      <text:p text:style-name="P7"><text:span text:style-name="T7"><text:s text:c="4"/></text:span><text:span text:style-name="T14">xmlns:</text:span><text:span text:style-name="T28">app</text:span><text:span text:style-name="T14">=</text:span><text:span text:style-name="T9">"http://schemas.android.com/apk/res-auto"</text:span></text:p>
      <text:p text:style-name="P7"><text:span text:style-name="T7"><text:s text:c="4"/></text:span><text:span text:style-name="T14">xmlns:</text:span><text:span text:style-name="T28">tools</text:span><text:span text:style-name="T14">=</text:span><text:span text:style-name="T9">"http://schemas.android.com/tools"</text:span></text:p>
      <text:p text:style-name="P7"><text:soft-page-break/><text:span text:style-name="T7"><text:s text:c="4"/></text:span><text:span text:style-name="T28">android</text:span><text:span text:style-name="T14">:id=</text:span><text:span text:style-name="T9">"@+id/mcontent"</text:span></text:p>
      <text:p text:style-name="P7"><text:span text:style-name="T7"><text:s text:c="4"/></text:span><text:span text:style-name="T28">android</text:span><text:span text:style-name="T14">:layout_width=</text:span><text:span text:style-name="T9">"match_parent"</text:span></text:p>
      <text:p text:style-name="P7"><text:span text:style-name="T7"><text:s text:c="4"/></text:span><text:span text:style-name="T28">android</text:span><text:span text:style-name="T14">:layout_height=</text:span><text:span text:style-name="T9">"match_parent"</text:span></text:p>
      <text:p text:style-name="P7"><text:span text:style-name="T7"><text:s text:c="4"/></text:span><text:span text:style-name="T28">android</text:span><text:span text:style-name="T14">:padding=</text:span><text:span text:style-name="T9">"12dp"</text:span></text:p>
      <text:p text:style-name="P7"><text:span text:style-name="T7"><text:s text:c="4"/></text:span><text:span text:style-name="T28">tools</text:span><text:span text:style-name="T14">:context=</text:span><text:span text:style-name="T9">"com.inducesmile.retrofit2.MainActivity"</text:span><text:span text:style-name="T10">&gt;</text:span></text:p>
      <text:p text:style-name="P7"><text:s text:c="4"/><text:span text:style-name="T10">&lt;</text:span><text:span text:style-name="T23">android.support.v7.widget.RecyclerView</text:span></text:p>
      <text:p text:style-name="P7"><text:span text:style-name="T19"><text:s text:c="8"/></text:span><text:span text:style-name="T28">android</text:span><text:span text:style-name="T14">:id=</text:span><text:span text:style-name="T9">"@+id/recycler_id"</text:span></text:p>
      <text:p text:style-name="P7"><text:span text:style-name="T7"><text:s text:c="8"/></text:span><text:span text:style-name="T28">android</text:span><text:span text:style-name="T14">:layout_width=</text:span><text:span text:style-name="T9">"match_parent"</text:span></text:p>
      <text:p text:style-name="P7"><text:span text:style-name="T7"><text:s text:c="8"/></text:span><text:span text:style-name="T28">android</text:span><text:span text:style-name="T14">:layout_height=</text:span><text:span text:style-name="T9">"wrap_content"</text:span><text:span text:style-name="T10">&gt;</text:span></text:p>
      <text:p text:style-name="P7"><text:s text:c="4"/><text:span text:style-name="T10">&lt;/</text:span><text:span text:style-name="T23">android.support.v7.widget.RecyclerView</text:span><text:span text:style-name="T10">&gt;</text:span></text:p>
      <text:p text:style-name="P8">&lt;/<text:span text:style-name="T20">android.support.v7.widget.LinearLayoutCompat</text:span>&gt;</text:p>
      <text:p text:style-name="P21">You can see that we have added a RecyclerView which will use to display the content we will download from the Json API.</text:p>
      <text:p text:style-name="P21"/>
      <text:p text:style-name="P4"><text:span text:style-name="T20">import </text:span>android.os.Bundle;</text:p>
      <text:p text:style-name="P1"><text:span text:style-name="T20">import </text:span>android.support.v7.app.AppCompatActivity;</text:p>
      <text:p text:style-name="P1"><text:span text:style-name="T20">import </text:span>android.support.v7.widget.LinearLayoutManager;</text:p>
      <text:p text:style-name="P1"><text:span text:style-name="T20">import </text:span>android.support.v7.widget.RecyclerView;</text:p>
      <text:p text:style-name="P1"><text:span text:style-name="T20">import </text:span>android.util.Log;</text:p>
      <text:p text:style-name="P1"><text:span text:style-name="T20">import </text:span>java.util.List;</text:p>
      <text:p text:style-name="P1"><text:span text:style-name="T20">import </text:span>retro.ApiUtil;</text:p>
      <text:p text:style-name="P1"><text:span text:style-name="T20">import </text:span>retrofit2.Call;</text:p>
      <text:p text:style-name="P1"><text:span text:style-name="T20">import </text:span>retrofit2.Callback;</text:p>
      <text:p text:style-name="P1"><text:span text:style-name="T20">import </text:span>retrofit2.Response;</text:p>
      <text:p text:style-name="P1"><text:span text:style-name="T20">public class </text:span>MainActivity <text:span text:style-name="T20">extends </text:span>AppCompatActivity {</text:p>
      <text:p text:style-name="P7"><text:s text:c="4"/><text:span text:style-name="T23">private final </text:span><text:span text:style-name="T10">String </text:span><text:span text:style-name="T28">TAG </text:span><text:span text:style-name="T10">= MainActivity.</text:span><text:span text:style-name="T23">class</text:span><text:span text:style-name="T10">.getSimpleName();</text:span></text:p>
      <text:p text:style-name="P7"><text:s text:c="4"/><text:span text:style-name="T23">private </text:span><text:span text:style-name="T10">RecyclerView </text:span><text:span text:style-name="T28">recyclerView</text:span><text:span text:style-name="T10">;</text:span></text:p>
      <text:p text:style-name="P7"><text:s text:c="4"/><text:span text:style-name="T31">@Override</text:span></text:p>
      <text:p text:style-name="P7"><text:span text:style-name="T30"><text:s text:c="4"/></text:span><text:span text:style-name="T23">protected void </text:span><text:span text:style-name="T10">onCreate(Bundle savedInstanceState) {</text:span></text:p>
      <text:p text:style-name="P7"><text:s text:c="8"/><text:span text:style-name="T23">super</text:span><text:span text:style-name="T10">.onCreate(savedInstanceState);</text:span></text:p>
      <text:p text:style-name="P7"><text:s text:c="8"/><text:span text:style-name="T10">setContentView(R.layout.</text:span><text:span text:style-name="T29">activity_main</text:span><text:span text:style-name="T10">);</text:span></text:p>
      <text:p text:style-name="P7"><text:s text:c="8"/><text:span text:style-name="T28">recyclerView </text:span><text:span text:style-name="T10">= (RecyclerView) findViewById(R.id.</text:span><text:span text:style-name="T29">recycler_id</text:span><text:span text:style-name="T10">);</text:span></text:p>
      <text:p text:style-name="P7"><text:s text:c="8"/><text:span text:style-name="T10">LinearLayoutManager linearLayoutManager = </text:span><text:span text:style-name="T23">new </text:span><text:span text:style-name="T10">LinearLayoutManager(</text:span><text:span text:style-name="T23">this</text:span><text:span text:style-name="T10">);</text:span></text:p>
      <text:p text:style-name="P7"><text:s text:c="8"/><text:span text:style-name="T28">recyclerView</text:span><text:span text:style-name="T10">.setLayoutManager(linearLayoutManager);</text:span></text:p>
      <text:p text:style-name="P7"><text:s text:c="8"/><text:span text:style-name="T28">recyclerView</text:span><text:span text:style-name="T10">.setHasFixedSize(</text:span><text:span text:style-name="T23">true</text:span><text:span text:style-name="T10">);</text:span></text:p>
      <text:p text:style-name="P7"><text:s text:c="8"/><text:span text:style-name="T10">ApiUtil.</text:span><text:span text:style-name="T11">getServiceClass</text:span><text:span text:style-name="T10">().getAllPost().enqueue(</text:span><text:span text:style-name="T23">new </text:span><text:span text:style-name="T10">Callback&lt;List&lt;ApiObject&gt;&gt;() {</text:span></text:p>
      <text:p text:style-name="P7"><text:s text:c="12"/><text:span text:style-name="T31">@Override</text:span></text:p>
      <text:p text:style-name="P7"><text:span text:style-name="T30"><text:s text:c="12"/></text:span><text:span text:style-name="T23">public void </text:span><text:span text:style-name="T10">onResponse(Call&lt;List&lt;ApiObject&gt;&gt; call, Response&lt;List&lt;ApiObject&gt;&gt; response) {</text:span></text:p>
      <text:p text:style-name="P7"><text:s text:c="16"/><text:span text:style-name="T23">if</text:span><text:span text:style-name="T10">(response.isSuccessful()){</text:span></text:p>
      <text:p text:style-name="P7"><text:s text:c="20"/><text:span text:style-name="T10">List&lt;ApiObject&gt; postList = response.body();</text:span></text:p>
      <text:p text:style-name="P7"><text:s text:c="20"/><text:span text:style-name="T10">Log.</text:span><text:span text:style-name="T11">d</text:span><text:span text:style-name="T10">(</text:span><text:span text:style-name="T28">TAG</text:span><text:span text:style-name="T10">, </text:span><text:span text:style-name="T9">"Returned count " </text:span><text:span text:style-name="T10">+ postList.size());</text:span></text:p>
      <text:p text:style-name="P7"><text:s text:c="20"/><text:span text:style-name="T10">NewAdapter adapter = </text:span><text:span text:style-name="T23">new </text:span><text:span text:style-name="T10">NewAdapter(getApplicationContext(), postList);</text:span></text:p>
      <text:p text:style-name="P7"><text:s text:c="20"/><text:span text:style-name="T28">recyclerView</text:span><text:span text:style-name="T10">.setAdapter(adapter);</text:span></text:p>
      <text:p text:style-name="P7"><text:s text:c="16"/><text:span text:style-name="T10">}</text:span></text:p>
      <text:p text:style-name="P7"><text:s text:c="12"/><text:span text:style-name="T10">}</text:span></text:p>
      <text:p text:style-name="P7"><text:s text:c="12"/><text:span text:style-name="T31">@Override</text:span></text:p>
      <text:p text:style-name="P7"><text:span text:style-name="T30"><text:s text:c="12"/></text:span><text:span text:style-name="T23">public void </text:span><text:span text:style-name="T10">onFailure(Call&lt;List&lt;ApiObject&gt;&gt; call, Throwable t) {</text:span></text:p>
      <text:p text:style-name="P7"><text:s text:c="16"/><text:span text:style-name="T33">//showErrorMessage();</text:span></text:p>
      <text:p text:style-name="P7"><text:span text:style-name="T32"><text:s text:c="16"/></text:span><text:span text:style-name="T10">Log.</text:span><text:span text:style-name="T11">d</text:span><text:span text:style-name="T10">(</text:span><text:span text:style-name="T28">TAG</text:span><text:span text:style-name="T10">, </text:span><text:span text:style-name="T9">"error loading from API"</text:span><text:span text:style-name="T10">);</text:span></text:p>
      <text:p text:style-name="P7"><text:s text:c="12"/><text:span text:style-name="T10">}</text:span></text:p>
      <text:p text:style-name="P7"><text:s text:c="8"/><text:span text:style-name="T10">});</text:span></text:p>
      <text:p text:style-name="P7"><text:s text:c="4"/><text:span text:style-name="T10">}</text:span></text:p>
      <text:p text:style-name="P8">}</text:p>
      <text:p text:style-name="P21">You can see from the code above that we have added the retrofit code for network call but just ignore it for now. We will come back to it later.</text:p>
      <text:p text:style-name="P21"/>
      <text:p text:style-name="P14">RecyclerView adapter and viewholder</text:p>
      <text:p text:style-name="P22"><text:soft-page-break/></text:p>
      <text:p text:style-name="P22">Let create an adapter and viewholder java classes the RecyclerView will use. </text:p>
      <text:p text:style-name="P22">Create a new java file and name it <text:span text:style-name="T2">NewsAdapter.java</text:span> or any name of your choice. Open the file and add the code below.</text:p>
      <text:p text:style-name="P22"/>
      <text:p text:style-name="P5"><text:span text:style-name="T20">import </text:span>android.content.Context;</text:p>
      <text:p text:style-name="P1"><text:span text:style-name="T20">import </text:span>android.support.v7.widget.RecyclerView;</text:p>
      <text:p text:style-name="P1"><text:span text:style-name="T20">import </text:span>android.view.LayoutInflater;</text:p>
      <text:p text:style-name="P1"><text:span text:style-name="T20">import </text:span>android.view.View;</text:p>
      <text:p text:style-name="P1"><text:span text:style-name="T20">import </text:span>android.view.ViewGroup;</text:p>
      <text:p text:style-name="P1"><text:span text:style-name="T20">import </text:span>java.util.List;</text:p>
      <text:p text:style-name="P1"><text:span text:style-name="T20">public class </text:span>NewAdapter <text:span text:style-name="T20">extends </text:span>RecyclerView.Adapter&lt;NewsViewHolder&gt;{</text:p>
      <text:p text:style-name="P7"><text:s text:c="4"/><text:span text:style-name="T23">private </text:span><text:span text:style-name="T10">Context </text:span><text:span text:style-name="T28">context</text:span><text:span text:style-name="T10">;</text:span></text:p>
      <text:p text:style-name="P7"><text:s text:c="4"/><text:span text:style-name="T23">private </text:span><text:span text:style-name="T10">List&lt;ApiObject&gt; </text:span><text:span text:style-name="T28">apiObjectList</text:span><text:span text:style-name="T10">;</text:span></text:p>
      <text:p text:style-name="P7"><text:s text:c="4"/><text:span text:style-name="T23">public </text:span><text:span text:style-name="T10">NewAdapter(Context context, List&lt;ApiObject&gt; apiObjects){</text:span></text:p>
      <text:p text:style-name="P7"><text:s text:c="8"/><text:span text:style-name="T23">this</text:span><text:span text:style-name="T10">.</text:span><text:span text:style-name="T28">context </text:span><text:span text:style-name="T10">= context;</text:span></text:p>
      <text:p text:style-name="P7"><text:s text:c="8"/><text:span text:style-name="T23">this</text:span><text:span text:style-name="T10">.</text:span><text:span text:style-name="T28">apiObjectList </text:span><text:span text:style-name="T10">= <text:s/>apiObjects;</text:span></text:p>
      <text:p text:style-name="P7"><text:s text:c="4"/><text:span text:style-name="T10">}</text:span></text:p>
      <text:p text:style-name="P7"><text:s text:c="4"/><text:span text:style-name="T31">@Override</text:span></text:p>
      <text:p text:style-name="P7"><text:span text:style-name="T30"><text:s text:c="4"/></text:span><text:span text:style-name="T23">public </text:span><text:span text:style-name="T10">NewsViewHolder onCreateViewHolder(ViewGroup parent, </text:span><text:span text:style-name="T23">int </text:span><text:span text:style-name="T10">viewType) {</text:span></text:p>
      <text:p text:style-name="P7"><text:s text:c="8"/><text:span text:style-name="T10">View view = LayoutInflater.</text:span><text:span text:style-name="T11">from</text:span><text:span text:style-name="T10">(parent.getContext()).inflate(R.layout.</text:span><text:span text:style-name="T29">item_layout</text:span><text:span text:style-name="T10">, parent, </text:span><text:span text:style-name="T23">false</text:span><text:span text:style-name="T10">);</text:span></text:p>
      <text:p text:style-name="P7"><text:s text:c="8"/><text:span text:style-name="T23">return new </text:span><text:span text:style-name="T10">NewsViewHolder(view);</text:span></text:p>
      <text:p text:style-name="P7"><text:s text:c="4"/><text:span text:style-name="T10">}</text:span></text:p>
      <text:p text:style-name="P7"><text:s text:c="4"/><text:span text:style-name="T31">@Override</text:span></text:p>
      <text:p text:style-name="P7"><text:span text:style-name="T30"><text:s text:c="4"/></text:span><text:span text:style-name="T23">public void </text:span><text:span text:style-name="T10">onBindViewHolder(NewsViewHolder holder, </text:span><text:span text:style-name="T23">int </text:span><text:span text:style-name="T10">position) {</text:span></text:p>
      <text:p text:style-name="P7"><text:s text:c="8"/><text:span text:style-name="T10">ApiObject apiObject = </text:span><text:span text:style-name="T28">apiObjectList</text:span><text:span text:style-name="T10">.get(position);</text:span></text:p>
      <text:p text:style-name="P7"><text:s text:c="8"/><text:span text:style-name="T10">holder.</text:span><text:span text:style-name="T28">title</text:span><text:span text:style-name="T10">.setText(apiObject.getTitle());</text:span></text:p>
      <text:p text:style-name="P7"><text:s text:c="8"/><text:span text:style-name="T10">holder.</text:span><text:span text:style-name="T28">description</text:span><text:span text:style-name="T10">.setText(apiObject.getDescription());</text:span></text:p>
      <text:p text:style-name="P7"><text:s text:c="4"/><text:span text:style-name="T10">}</text:span></text:p>
      <text:p text:style-name="P7"><text:s text:c="4"/><text:span text:style-name="T31">@Override</text:span></text:p>
      <text:p text:style-name="P7"><text:span text:style-name="T30"><text:s text:c="4"/></text:span><text:span text:style-name="T23">public int </text:span><text:span text:style-name="T10">getItemCount() {</text:span></text:p>
      <text:p text:style-name="P7"><text:s text:c="8"/><text:span text:style-name="T23">return </text:span><text:span text:style-name="T28">apiObjectList</text:span><text:span text:style-name="T10">.size();</text:span></text:p>
      <text:p text:style-name="P7"><text:s text:c="4"/><text:span text:style-name="T10">}</text:span></text:p>
      <text:p text:style-name="P8">}</text:p>
      <text:p text:style-name="P22">Create another java file and name it <text:span text:style-name="T2">NewsViewHolder.java.</text:span> Add the code below to the file.</text:p>
      <text:p text:style-name="P22"/>
      <text:p text:style-name="P5"><text:span text:style-name="T21">import</text:span><text:span text:style-name="T19"> </text:span>android.support.v7.widget.RecyclerView;</text:p>
      <text:p text:style-name="P1"><text:span text:style-name="T20">import </text:span>android.view.View;</text:p>
      <text:p text:style-name="P1"><text:span text:style-name="T20">import </text:span>android.widget.TextView;</text:p>
      <text:p text:style-name="P1"><text:span text:style-name="T20">public class </text:span>NewsViewHolder <text:span text:style-name="T20">extends </text:span><text:span text:style-name="T25">RecyclerView</text:span>.ViewHolder {</text:p>
      <text:p text:style-name="P7"><text:s text:c="4"/><text:span text:style-name="T23">public </text:span><text:span text:style-name="T10">TextView </text:span><text:span text:style-name="T28">title</text:span><text:span text:style-name="T10">;</text:span></text:p>
      <text:p text:style-name="P7"><text:s text:c="4"/><text:span text:style-name="T23">public </text:span><text:span text:style-name="T10">TextView </text:span><text:span text:style-name="T28">description</text:span><text:span text:style-name="T10">;</text:span></text:p>
      <text:p text:style-name="P7"><text:s text:c="4"/><text:span text:style-name="T23">public </text:span><text:span text:style-name="T10">NewsViewHolder(View itemView) {</text:span></text:p>
      <text:p text:style-name="P7"><text:s text:c="8"/><text:span text:style-name="T23">super</text:span><text:span text:style-name="T10">(itemView);</text:span></text:p>
      <text:p text:style-name="P7"><text:s text:c="8"/><text:span text:style-name="T28">title </text:span><text:span text:style-name="T10">= (TextView) itemView.findViewById(R.id.</text:span><text:span text:style-name="T29">post_title</text:span><text:span text:style-name="T10">);</text:span></text:p>
      <text:p text:style-name="P7"><text:s text:c="8"/><text:span text:style-name="T28">description </text:span><text:span text:style-name="T10">= (TextView) itemView.findViewById(R.id.</text:span><text:span text:style-name="T29">post_description</text:span><text:span text:style-name="T10">);</text:span></text:p>
      <text:p text:style-name="P7"><text:s text:c="4"/><text:span text:style-name="T10">}</text:span></text:p>
      <text:p text:style-name="P8">}</text:p>
      <text:p text:style-name="P14">Create a new package and name it retrofit</text:p>
      <text:p text:style-name="P22"/>
      <text:p text:style-name="P22">Inside this package, we are going to create all the files that associated with retrofit for network call.</text:p>
      <text:p text:style-name="P22"/>
      <text:p text:style-name="P22">1. Create a new java file and name it RetrofitAPI.<text:span text:style-name="T34">java. Add the code snippet to the file.</text:span></text:p>
      <text:p text:style-name="P22"/>
      <text:p text:style-name="P5"><text:span text:style-name="T20">import </text:span>com.google.gson.Gson;</text:p>
      <text:p text:style-name="P1"><text:span text:style-name="T20">import </text:span>com.google.gson.GsonBuilder;</text:p>
      <text:p text:style-name="P1"><text:soft-page-break/><text:span text:style-name="T20">import </text:span>retrofit2.Retrofit;</text:p>
      <text:p text:style-name="P1"><text:span text:style-name="T20">import </text:span>retrofit2.converter.gson.GsonConverterFactory;</text:p>
      <text:p text:style-name="P1"/>
      <text:p text:style-name="P1"><text:span text:style-name="T20">public class </text:span>RetrofitAPI {</text:p>
      <text:p text:style-name="P1"/>
      <text:p text:style-name="P7"><text:s text:c="4"/><text:span text:style-name="T23">public static </text:span><text:span text:style-name="T10">Retrofit getRetrofit(String url) {</text:span></text:p>
      <text:p text:style-name="P7"><text:s text:c="8"/><text:span text:style-name="T10">Gson gson = </text:span><text:span text:style-name="T23">new </text:span><text:span text:style-name="T10">GsonBuilder().setLenient().create();</text:span></text:p>
      <text:p text:style-name="P7"><text:span text:style-name="T10"/></text:p>
      <text:p text:style-name="P7"><text:s text:c="8"/><text:span text:style-name="T23">return new </text:span><text:span text:style-name="T10">Retrofit.Builder()</text:span></text:p>
      <text:p text:style-name="P7"><text:s text:c="16"/><text:span text:style-name="T10">.baseUrl(url)</text:span></text:p>
      <text:p text:style-name="P7"><text:s text:c="16"/><text:span text:style-name="T10">.addConverterFactory(GsonConverterFactory.</text:span><text:span text:style-name="T11">create</text:span><text:span text:style-name="T10">(gson))</text:span></text:p>
      <text:p text:style-name="P7"><text:s text:c="16"/><text:span text:style-name="T10">.build();</text:span></text:p>
      <text:p text:style-name="P7"><text:s text:c="4"/><text:span text:style-name="T10">}</text:span></text:p>
      <text:p text:style-name="P8">}</text:p>
      <text:p text:style-name="P23">We use the code above to create a retrofit instance using the builder pattern. The instance of retrofit is assigned a baseUrl and also a converter factory is specified. We are going to use Gson in this tutorial but note that there are many other converterFactory you can use like Jackson. The convert is used to serialize and deserialize java object.</text:p>
      <text:p text:style-name="P23"/>
      <text:p text:style-name="P23"/>
      <text:p text:style-name="P23">2. Create a new java interface file and name it RetrofitInterface.java. Add the code below to the file</text:p>
      <text:p text:style-name="P23"/>
      <text:p text:style-name="P6"><text:span text:style-name="T20">import </text:span>com.inducesmile.retrofit2.ApiObject;</text:p>
      <text:p text:style-name="P1"><text:span text:style-name="T20">import </text:span>java.util.List;</text:p>
      <text:p text:style-name="P1"><text:span text:style-name="T20">import </text:span>retrofit2.Call;</text:p>
      <text:p text:style-name="P1"><text:span text:style-name="T20">import </text:span>retrofit2.http.<text:span text:style-name="T30">GET</text:span>;</text:p>
      <text:p text:style-name="P1"/>
      <text:p text:style-name="P1"/>
      <text:p text:style-name="P1"><text:span text:style-name="T20">public interface </text:span>RetrofitInterface {</text:p>
      <text:p text:style-name="P1"/>
      <text:p text:style-name="P7"><text:s text:c="4"/><text:span text:style-name="T31">@GET</text:span><text:span text:style-name="T10">(</text:span><text:span text:style-name="T9">"v2/5a96abc232000057005e2ed7"</text:span><text:span text:style-name="T10">)</text:span></text:p>
      <text:p text:style-name="P7"><text:s text:c="4"/><text:span text:style-name="T23">public </text:span><text:span text:style-name="T10">Call&lt;List&lt;ApiObject&gt;&gt; getAllPost();</text:span></text:p>
      <text:p text:style-name="P7"><text:span text:style-name="T10"/></text:p>
      <text:p text:style-name="P8">}</text:p>
      <text:p text:style-name="P23">The interface class contain a GET method with path to our Json API. It maps the network response object to the ApiObject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22:48:47.430000000</meta:creation-date>
    <dc:date>2018-03-27T23:53:32.510000000</dc:date>
    <meta:editing-duration>PT11S</meta:editing-duration>
    <meta:editing-cycles>1</meta:editing-cycles>
    <meta:document-statistic meta:table-count="0" meta:image-count="0" meta:object-count="0" meta:page-count="6" meta:paragraph-count="216" meta:word-count="1192" meta:character-count="11048" meta:non-whitespace-character-count="9296"/>
    <meta:generator>LibreOffice/6.0.1.1$Windows_X86_64 LibreOffice_project/60bfb1526849283ce2491346ed2aa51c465abfe6</meta:generator>
  </office:meta>
</office:document-meta>
</file>